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0ad13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0ab7a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d13d" officeooo:paragraph-rsid="000ad13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09f3" officeooo:paragraph-rsid="000c09f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8abb" officeooo:paragraph-rsid="000c8ab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fdcb" officeooo:paragraph-rsid="000efdc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ad13d" officeooo:paragraph-rsid="000ad13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ad13d" officeooo:paragraph-rsid="000ad13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8abb" officeooo:paragraph-rsid="000efdc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T1" style:family="text">
      <style:text-properties officeooo:rsid="000ad1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d13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09f3"/>
    </style:style>
    <style:style style:name="T8" style:family="text">
      <style:text-properties officeooo:rsid="0011b19e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he normalized data is pre-fitted <text:span text:style-name="T7">and modeled</text:span></text:p>
      <text:p text:style-name="P10"/>
      <text:p text:style-name="P5">I/ Pre-fitting process:</text:p>
      <text:p text:style-name="P8">&lt;Additional functions in the process of pre-fitting data is found in slope.analysis.R&gt;</text:p>
      <text:p text:style-name="P8">//TODO:<text:span text:style-name="T4"> Document how the the analysis of the slope is carried out.</text:span></text:p>
      <text:p text:style-name="P11"/>
      <text:p text:style-name="P3">After the wells input are normalized and transformed, these wells data are pre-fitted, in other words, <text:s/>the curve shapes are analyzed. &lt;<text:span text:style-name="T2">details are in slope.analysis.R</text:span> class&gt;</text:p>
      <text:p text:style-name="P3"/>
      <text:p text:style-name="P1"><text:span text:style-name="T1">The slope is estimated</text:span> at each timepoint and add a column to the "<text:span text:style-name="T5">well.array</text:span>" <text:span text:style-name="T1">(wells objects)</text:span> slot of each well with the local slope at each timepoint. <text:span text:style-name="T1">These</text:span> slopes <text:span text:style-name="T1">then are checked</text:span> for tanking and/or jumping behavior. <text:span text:style-name="T1">The procedure </text:span>fills the "curve.par" slot of each well with &lt;tanking.start&gt;, denoting the timepoint at which tanking starts (if none, value is NA) . <text:span text:style-name="T1">After &lt;tanking.start&gt; (??) all points are removed using &lt;</text:span><text:span text:style-name="T3">remove.points&gt; (??). <text:s/></text:span>It will also fill the <text:span text:style-name="T6">"jump.error"</text:span> slot with a status message, and try to use an automated process to remove the erroneous points if <text:span text:style-name="T2">&lt;remove.jumps&gt;</text:span> is true (<text:span text:style-name="T1">the </text:span>default <text:span text:style-name="T1">is</text:span> false). </text:p>
      <text:p text:style-name="P1"/>
      <text:p text:style-name="P1"><text:span text:style-name="T1">After that, the</text:span> curves <text:span text:style-name="T1">are checked</text:span> for growth above cutoff. <text:span text:style-name="T1">The procedure then</text:span> fills the "<text:span text:style-name="T6">curve.par</text:span>" slot of each well with &lt;<text:span text:style-name="T6">no.growth</text:span>&gt;, denoting whether the well has no detectable growth. <text:span text:style-name="T1">This finishes the pre-fitting procedure.</text:span></text:p>
      <text:p text:style-name="P2"><text:s/></text:p>
      <text:p text:style-name="P5">II/ Model fitting:</text:p>
      <text:p text:style-name="P5">&lt;see model.class.R&gt;</text:p>
      <text:p text:style-name="P12"><text:span text:style-name="T9">Objective</text:span>: Fit each well with the selected model and attempt to catch failed fittings with the backup model. </text:p>
      <text:p text:style-name="P12"><text:span text:style-name="T8">The function</text:span> skips wells designated as &lt;no.growth&gt; above and fills the "fit.info" slot of each well with "success," "failed," or "skipped". If fit was successful, the "equation" and "model.name" slots <text:span text:style-name="T8">will be filled</text:span> with the relevant info for the successful model. <text:span text:style-name="T8">T</text:span>he "fit.par" slot with fitted parameters <text:span text:style-name="T8">will also be filled</text:span> if fit is successful. <text:s text:c="2"/></text:p>
      <text:p text:style-name="P6"/>
      <text:p text:style-name="P7">III/ Class.model.R</text:p>
      <text:p text:style-name="P4">1/ Logistics 4-parameter model: Normally, there are only 3 parameters. The extra fourth parameter allows estimating the baseline.</text:p>
      <text:p text:style-name="P4"/>
      <text:p text:style-name="P14">2/ Richards 5-parameter model: </text:p>
      <text:p text:style-name="P14"/>
      <text:p text:style-name="P14">3/ Gompertz model: useful as a limitting case of Richards model when c = 0</text:p>
      <text:p text:style-name="P14"/>
      <text:p text:style-name="P1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5:39:22.356778541</meta:creation-date>
    <dc:date>2014-05-23T12:44:08.843374196</dc:date>
    <dc:creator>Minh </dc:creator>
    <meta:editing-duration>PT14M48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16" meta:word-count="315" meta:character-count="2003" meta:non-whitespace-character-count="1694"/>
  </office:meta>
</office:document-meta>
</file>